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32cm" fo:min-width="9.046cm"/>
    </style:style>
    <style:style style:name="gr2" style:family="graphic" style:parent-style-name="standard">
      <style:graphic-properties draw:textarea-horizontal-align="justify" draw:textarea-vertical-align="middle" draw:auto-grow-height="false" fo:min-height="2.458cm" fo:min-width="5.546cm"/>
    </style:style>
    <style:style style:name="gr3" style:family="graphic" style:parent-style-name="standard">
      <style:graphic-properties draw:textarea-horizontal-align="justify" draw:textarea-vertical-align="middle" draw:auto-grow-height="false" fo:min-height="2.144cm" fo:min-width="5.29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10.1cm"/>
    </style:style>
    <style:style style:name="gr6" style:family="graphic" style:parent-style-name="standard">
      <style:graphic-properties draw:textarea-horizontal-align="justify" draw:textarea-vertical-align="middle" draw:auto-grow-height="false" fo:min-height="1.388cm" fo:min-width="6.112cm"/>
    </style:style>
    <style:style style:name="gr7" style:family="graphic" style:parent-style-name="standard">
      <style:graphic-properties draw:textarea-horizontal-align="justify" draw:textarea-vertical-align="middle" draw:auto-grow-height="false" fo:min-height="0.67cm" fo:min-width="2.8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3.5cm" svg:height="4.5cm" svg:x="3.5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6cm" svg:height="4.3cm" svg:x="5.4cm" svg:y="8cm">
          <text:p text:style-name="P1">POBIERZ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9.2cm" svg:height="3.8cm" svg:x="4.9cm" svg:y="14.5cm">
          <text:p text:style-name="P1">POBIERZ B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9.5cm" svg:y1="5.7cm" svg:x2="11.6cm" svg:y2="8.1cm">
          <text:p/>
        </draw:line>
        <draw:line draw:style-name="gr4" draw:text-style-name="P2" draw:layer="layout" svg:x1="9.8cm" svg:y1="12cm" svg:x2="9.7cm" svg:y2="14.7cm">
          <text:p/>
        </draw:line>
        <draw:custom-shape draw:style-name="gr5" draw:text-style-name="P1" draw:layer="layout" svg:width="10.6cm" svg:height="4cm" svg:x="3.4cm" svg:y="19.6cm">
          <text:p text:style-name="P1">SUMA = A + B 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5cm" svg:y1="18cm" svg:x2="8.5cm" svg:y2="19.8cm">
          <text:p/>
        </draw:line>
        <draw:custom-shape draw:style-name="gr6" draw:text-style-name="P1" draw:layer="layout" svg:width="10.5cm" svg:height="2.6cm" svg:x="3.2cm" svg:y="24.4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4.8cm" svg:height="1.3cm" svg:x="4.9cm" svg:y="27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4cm" svg:y1="23.7cm" svg:x2="8.5cm" svg:y2="24.5cm">
          <text:p/>
        </draw:line>
        <draw:line draw:style-name="gr4" draw:text-style-name="P2" draw:layer="layout" svg:x1="8.5cm" svg:y1="27cm" svg:x2="7.2cm" svg:y2="2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6:15.970914956</meta:creation-date>
    <dc:date>2019-11-06T07:53:00.594958351</dc:date>
    <meta:editing-duration>PT6M45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